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b524d"/>
    </style:style>
    <style:style style:name="P2" style:family="paragraph" style:parent-style-name="Text_20_body">
      <style:text-properties officeooo:rsid="000b524d" officeooo:paragraph-rsid="000b524d"/>
    </style:style>
    <style:style style:name="P3" style:family="paragraph" style:parent-style-name="Text_20_body" style:list-style-name="L2">
      <style:text-properties officeooo:rsid="000b524d" officeooo:paragraph-rsid="000b524d"/>
    </style:style>
    <style:style style:name="P4" style:family="paragraph" style:parent-style-name="Text_20_body">
      <style:text-properties officeooo:paragraph-rsid="000b524d"/>
    </style:style>
    <style:style style:name="P5" style:family="paragraph" style:parent-style-name="Text_20_body" style:list-style-name="L2">
      <style:text-properties officeooo:paragraph-rsid="000b524d"/>
    </style:style>
    <style:style style:name="P6" style:family="paragraph" style:parent-style-name="Text_20_body" style:list-style-name="L2">
      <style:text-properties officeooo:rsid="000cb00a" officeooo:paragraph-rsid="000cb00a"/>
    </style:style>
    <style:style style:name="P7" style:family="paragraph" style:parent-style-name="Text_20_body" style:list-style-name="L2">
      <style:text-properties officeooo:rsid="000e0921" officeooo:paragraph-rsid="000e0921"/>
    </style:style>
    <style:style style:name="P8" style:family="paragraph" style:parent-style-name="Text_20_body" style:list-style-name="L3">
      <style:text-properties officeooo:rsid="001184f1" officeooo:paragraph-rsid="001184f1"/>
    </style:style>
    <style:style style:name="P9" style:family="paragraph" style:parent-style-name="Text_20_body">
      <style:text-properties officeooo:rsid="001184f1" officeooo:paragraph-rsid="001184f1"/>
    </style:style>
    <style:style style:name="P10" style:family="paragraph" style:parent-style-name="Heading_20_2">
      <style:text-properties officeooo:paragraph-rsid="000b524d"/>
    </style:style>
    <style:style style:name="P11" style:family="paragraph" style:parent-style-name="Heading_20_3">
      <style:text-properties officeooo:rsid="001184f1" officeooo:paragraph-rsid="001184f1"/>
    </style:style>
    <style:style style:name="T1" style:family="text">
      <style:text-properties officeooo:rsid="000b524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524d" style:font-weight-asian="bold" style:font-weight-complex="bold"/>
    </style:style>
    <style:style style:name="T4" style:family="text">
      <style:text-properties officeooo:rsid="001184f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ocumentação do sistema Delvery</text:p>
      <text:p text:style-name="Text_20_body"/>
      <text:h text:style-name="P1" text:outline-level="1"><text:span text:style-name="T1">Base de dados:</text:span></text:h>
      <text:p text:style-name="P4"><text:tab/><text:span text:style-name="T1">A base de dados pode ser conferida no diagrama criado no MySql Workbench.</text:span></text:p>
      <text:h text:style-name="P1" text:outline-level="1"><text:span text:style-name="T1">Níveis de acesso:</text:span></text:h>
      <text:h text:style-name="P10" text:outline-level="2"><text:span text:style-name="T1">- Funcionamento:</text:span></text:h>
      <text:h text:style-name="P11" text:outline-level="3">- Definições:</text:h>
      <text:p text:style-name="P4"><text:tab/><text:span text:style-name="T1">A tabela de permissões contém as permissões existentes no sistema com as suas devidas descrições.</text:span></text:p>
      <text:p text:style-name="P4"><text:tab/><text:span text:style-name="T1">A tabela papeis contém os papeis possíveis dentro do sistema, inicialmente são eles:</text:span></text:p>
      <text:list xml:id="list782846426110109241" text:style-name="L2">
        <text:list-item>
          <text:p text:style-name="P5"><text:span text:style-name="T3">Master</text:span><text:span text:style-name="T1"> – Usuário que representa os criadores do sistema, pode:</text:span></text:p>
          <text:list>
            <text:list-item>
              <text:p text:style-name="P3">Modificar os dados da empresa contratante;</text:p>
            </text:list-item>
            <text:list-item>
              <text:p text:style-name="P3">Bloquear a empresa contratante;</text:p>
            </text:list-item>
            <text:list-item>
              <text:p text:style-name="P6">Criar e excluir níveis de acesso;</text:p>
            </text:list-item>
            <text:list-item>
              <text:p text:style-name="P6">Realizar funções do administrador;</text:p>
            </text:list-item>
          </text:list>
        </text:list-item>
        <text:list-item>
          <text:p text:style-name="P3"><text:span text:style-name="T2">Administrador</text:span> – Usuário que administra o sistema (normalmente dono da empresa contratante);</text:p>
          <text:list>
            <text:list-item>
              <text:p text:style-name="P6">Criar, editar e excluir um novo usuário gerente;</text:p>
            </text:list-item>
            <text:list-item>
              <text:p text:style-name="P6">Imprimir relatórios gerenciais;</text:p>
            </text:list-item>
            <text:list-item>
              <text:p text:style-name="P6">Criar, editar e excluir promoções;</text:p>
            </text:list-item>
            <text:list-item>
              <text:p text:style-name="P6">Criar, editar e excluir produtos;</text:p>
            </text:list-item>
            <text:list-item>
              <text:p text:style-name="P7">Define horário de funcionamento;</text:p>
            </text:list-item>
            <text:list-item>
              <text:p text:style-name="P7">Determina se é possível realizar venda fora do horário com agendamento;</text:p>
            </text:list-item>
            <text:list-item>
              <text:p text:style-name="P7">Exclui pedidos.</text:p>
            </text:list-item>
          </text:list>
        </text:list-item>
        <text:list-item>
          <text:p text:style-name="P3"><text:span text:style-name="T2">Gerente</text:span> – Usuário delegado pelo administrador para realizar funções no sistema;</text:p>
          <text:list>
            <text:list-item>
              <text:p text:style-name="P6">Enviar e-mail com promoções;</text:p>
            </text:list-item>
            <text:list-item>
              <text:p text:style-name="P7">Acompanha pedidos e status;</text:p>
            </text:list-item>
          </text:list>
        </text:list-item>
        <text:list-item>
          <text:p text:style-name="P3"><text:soft-page-break/><text:span text:style-name="T2">Consumidor</text:span> – Cliente do restaurante;</text:p>
        </text:list-item>
      </text:list>
      <text:p text:style-name="P2"><text:tab/><text:span text:style-name="T4">A tabela permissoes_papeis realiza guarda a ligação entre o pael e as permissões. É através dela que sabemos quais papeis possuem quais permissões.</text:span></text:p>
      <text:p text:style-name="P2"><text:tab/><text:span text:style-name="T4">Cada usuário possui um papel que é vinculado na tabela users por papel_id.</text:span></text:p>
      <text:h text:style-name="Heading_20_3" text:outline-level="3">- <text:span text:style-name="T4">Operação:</text:span></text:h>
      <text:p text:style-name="Text_20_body"><text:tab/><text:span text:style-name="T4">Ao realizar uma operação no sistema:</text:span></text:p>
      <text:list xml:id="list3636919698215631549" text:style-name="L3">
        <text:list-item>
          <text:p text:style-name="P8">Operações de CRUD;</text:p>
        </text:list-item>
        <text:list-item>
          <text:p text:style-name="P8">Operações em controllers</text:p>
        </text:list-item>
      </text:list>
      <text:p text:style-name="P9"><text:tab/>As permissões são checadas à partir de método específico a ser criado. Caso o papel que o usuário possui permitir tal operação ela será realizada.</text:p>
      <text:p text:style-name="P9"><text:tab/>Preferencialmente as permissões inexistentes para um usuário não devem ser mostradas. Ex.: um usuário que não tem permissão de criar um produto não deve ver o botão “Novo produto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8T11:56:20.359852256</meta:creation-date>
    <dc:date>2017-07-08T12:22:39.680850486</dc:date>
    <meta:editing-duration>PT26M17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2" meta:paragraph-count="33" meta:word-count="283" meta:character-count="1750" meta:non-whitespace-character-count="1512"/>
  </office:meta>
</office:document-meta>
</file>